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pitch="variable" style:font-charset="x-symbol"/>
    <style:font-face style:name="Lohit Hindi3" svg:font-family="'Lohit Hindi'"/>
    <style:font-face style:name="Comic Sans MS" svg:font-family="'Comic Sans MS'" style:font-family-generic="roman"/>
    <style:font-face style:name="Courier New1" svg:font-family="'Courier New'" style:font-family-generic="roman"/>
    <style:font-face style:name="Lohit Hindi" svg:font-family="'Lohit Hindi'" style:font-family-generic="roman"/>
    <style:font-face style:name="Times New Roman" svg:font-family="'Times New Roman'" style:font-family-generic="roman"/>
    <style:font-face style:name="Lohit Hindi1" svg:font-family="'Lohit Hindi'" style:font-family-generic="swiss"/>
    <style:font-face style:name="Courier 10 Pitch" svg:font-family="'Courier 10 Pitch'" style:font-pitch="fixed"/>
    <style:font-face style:name="Ubuntu Mono" svg:font-family="'Ubuntu Mono'" style:font-pitch="fixed"/>
    <style:font-face style:name="FreeMono" svg:font-family="FreeMono" style:font-family-generic="modern" style:font-pitch="fixed"/>
    <style:font-face style:name="Abyssinica SIL" svg:font-family="'Abyssinica SIL'" style:font-pitch="variable"/>
    <style:font-face style:name="Meera" svg:font-family="Meera" style:font-pitch="variable"/>
    <style:font-face style:name="Ubuntu Condensed" svg:font-family="'Ubuntu Condensed'" style:font-pitch="variable"/>
    <style:font-face style:name="Comic Sans MS1" svg:font-family="'Comic Sans MS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Hindi2" svg:font-family="'Lohit Hind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in" fo:margin-bottom="0in" style:contextual-spacing="false" fo:line-height="100%" style:page-number="auto"/>
      <style:text-properties style:use-window-font-color="true" style:font-name="Ubuntu Mono" fo:font-size="11pt" fo:font-weight="normal" officeooo:paragraph-rsid="001449c5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top="0in" fo:margin-bottom="0in" style:contextual-spacing="false" fo:line-height="100%"/>
      <style:text-properties style:use-window-font-color="true" style:font-name="Ubuntu Mono" fo:font-size="11pt" fo:font-weight="normal" officeooo:paragraph-rsid="001384ea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style:use-window-font-color="true" style:font-name="Ubuntu Mono" fo:font-size="11pt" fo:font-weight="normal" officeooo:paragraph-rsid="0012527d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style:use-window-font-color="true" style:font-name="Ubuntu Mono" fo:font-size="11pt" fo:font-weight="normal" officeooo:paragraph-rsid="0010f6c5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style:use-window-font-color="true" style:font-name="Ubuntu Mono" fo:font-size="11pt" fo:font-weight="normal" officeooo:paragraph-rsid="0024b7d7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style:use-window-font-color="true" style:font-name="Ubuntu Mono" fo:font-size="11pt" fo:font-weight="normal" officeooo:paragraph-rsid="0025e2ce" style:font-size-asian="11pt" style:font-weight-asian="normal" style:font-size-complex="11pt" style:font-weight-complex="normal"/>
    </style:style>
    <style:style style:name="P7" style:family="paragraph" style:parent-style-name="Default_7e_LT_7e_Gliederung_20_1">
      <style:paragraph-properties fo:margin-left="0.3752in" fo:margin-right="0in" fo:margin-top="0in" fo:margin-bottom="0in" style:contextual-spacing="false" fo:line-height="100%" fo:text-indent="-0.3752in" style:auto-text-indent="false"/>
      <style:text-properties style:use-window-font-color="true" style:font-name="Ubuntu Mono" fo:font-size="11pt" fo:font-weight="normal" style:font-size-asian="11pt" style:font-weight-asian="normal" style:font-size-complex="11pt" style:font-weight-complex="normal"/>
    </style:style>
    <style:style style:name="P8" style:family="paragraph" style:parent-style-name="Default_7e_LT_7e_Gliederung_20_1">
      <style:paragraph-properties fo:margin-left="0.3752in" fo:margin-right="0in" fo:margin-top="0in" fo:margin-bottom="0in" style:contextual-spacing="false" fo:text-indent="-0.3752in" style:auto-text-indent="false"/>
      <style:text-properties style:font-name="Ubuntu Mono" fo:font-size="11pt" style:font-size-asian="11pt" style:font-size-complex="11pt"/>
    </style:style>
    <style:style style:name="P9" style:family="paragraph" style:parent-style-name="Default_7e_LT_7e_Gliederung_20_1">
      <style:paragraph-properties fo:margin-top="0in" fo:margin-bottom="0in" style:contextual-spacing="false" fo:line-height="100%"/>
      <style:text-properties style:use-window-font-color="true" style:font-name="Ubuntu Mono" fo:font-size="11pt" fo:font-weight="normal" officeooo:paragraph-rsid="0010f6c5" style:font-size-asian="11pt" style:font-weight-asian="normal" style:font-size-complex="11pt" style:font-weight-complex="normal"/>
    </style:style>
    <style:style style:name="P10" style:family="paragraph" style:parent-style-name="Default_7e_LT_7e_Gliederung_20_2">
      <style:paragraph-properties fo:margin-left="0in" fo:margin-right="0in" fo:margin-top="0in" fo:margin-bottom="0in" style:contextual-spacing="false" fo:line-height="100%" fo:text-indent="0in" style:auto-text-indent="false"/>
      <style:text-properties style:use-window-font-color="true" style:font-name="Ubuntu Mono" fo:font-size="11pt" fo:font-weight="normal" style:font-size-asian="11pt" style:font-weight-asian="normal" style:font-size-complex="11pt" style:font-weight-complex="normal"/>
    </style:style>
    <style:style style:name="P11" style:family="paragraph" style:parent-style-name="Default_7e_LT_7e_Gliederung_20_2">
      <style:paragraph-properties fo:margin-top="0in" fo:margin-bottom="0in" style:contextual-spacing="false" fo:line-height="100%"/>
      <style:text-properties style:use-window-font-color="true" style:font-name="Ubuntu Mono" fo:font-size="11pt" fo:font-weight="normal" style:font-size-asian="11pt" style:font-weight-asian="normal" style:font-size-complex="11pt" style:font-weight-complex="normal"/>
    </style:style>
    <style:style style:name="P12" style:family="paragraph" style:parent-style-name="Default_7e_LT_7e_Gliederung_20_2">
      <style:paragraph-properties fo:margin-top="0in" fo:margin-bottom="0in" style:contextual-spacing="false" fo:line-height="100%"/>
      <style:text-properties style:use-window-font-color="true" style:font-name="Ubuntu Mono" fo:font-size="11pt" fo:font-weight="normal" officeooo:paragraph-rsid="0010f6c5" style:font-size-asian="11pt" style:font-weight-asian="normal" style:font-size-complex="11pt" style:font-weight-complex="normal"/>
    </style:style>
    <style:style style:name="P13" style:family="paragraph" style:parent-style-name="Default_7e_LT_7e_Gliederung_20_2">
      <style:paragraph-properties fo:margin-top="0in" fo:margin-bottom="0in" style:contextual-spacing="false" fo:line-height="100%"/>
      <style:text-properties style:use-window-font-color="true" style:font-name="Ubuntu Mono" fo:font-size="11pt" fo:font-weight="normal" officeooo:paragraph-rsid="001fe67b" style:font-size-asian="11pt" style:font-weight-asian="normal" style:font-size-complex="11pt" style:font-weight-complex="normal"/>
    </style:style>
    <style:style style:name="P14" style:family="paragraph" style:parent-style-name="Default_7e_LT_7e_Gliederung_20_2">
      <style:paragraph-properties fo:margin-top="0in" fo:margin-bottom="0in" style:contextual-spacing="false" fo:line-height="100%"/>
      <style:text-properties style:use-window-font-color="true" style:font-name="Ubuntu Mono" fo:font-size="11pt" fo:font-weight="bold" officeooo:paragraph-rsid="0010f6c5" style:font-size-asian="11pt" style:font-weight-asian="bold" style:font-size-complex="11pt" style:font-weight-complex="bold"/>
    </style:style>
    <style:style style:name="P15" style:family="paragraph" style:parent-style-name="Default_7e_LT_7e_Gliederung_20_3">
      <style:paragraph-properties fo:margin-left="0in" fo:margin-right="0in" fo:margin-top="0in" fo:margin-bottom="0in" style:contextual-spacing="false" fo:line-height="100%" fo:text-indent="0in" style:auto-text-indent="false"/>
      <style:text-properties style:use-window-font-color="true" style:font-name="Ubuntu Mono" fo:font-size="11pt" fo:font-weight="normal" style:font-size-asian="11pt" style:font-weight-asian="normal" style:font-size-complex="11pt" style:font-weight-complex="normal"/>
    </style:style>
    <style:style style:name="P16" style:family="paragraph" style:parent-style-name="Default_7e_LT_7e_Gliederung_20_3">
      <style:paragraph-properties fo:margin-left="0in" fo:margin-right="0in" fo:margin-top="0in" fo:margin-bottom="0in" style:contextual-spacing="false" fo:line-height="100%" fo:text-indent="0in" style:auto-text-indent="false"/>
      <style:text-properties style:use-window-font-color="true" style:font-name="Ubuntu Mono" fo:font-size="11pt" fo:font-weight="bold" style:font-size-asian="11pt" style:font-weight-asian="bold" style:font-size-complex="11pt" style:font-weight-complex="bold"/>
    </style:style>
    <style:style style:name="P17" style:family="paragraph" style:parent-style-name="Default_7e_LT_7e_Gliederung_20_3">
      <style:paragraph-properties fo:margin-top="0in" fo:margin-bottom="0in" style:contextual-spacing="false" fo:line-height="100%"/>
      <style:text-properties style:use-window-font-color="true" style:font-name="Ubuntu Mono" fo:font-size="11pt" fo:font-weight="normal" officeooo:paragraph-rsid="0010f6c5" style:font-size-asian="11pt" style:font-weight-asian="normal" style:font-size-complex="11pt" style:font-weight-complex="normal"/>
    </style:style>
    <style:style style:name="P18" style:family="paragraph" style:parent-style-name="Default_7e_LT_7e_Gliederung_20_3">
      <style:paragraph-properties fo:margin-top="0in" fo:margin-bottom="0in" style:contextual-spacing="false" fo:line-height="100%"/>
      <style:text-properties style:use-window-font-color="true" style:font-name="Ubuntu Mono" fo:font-size="11pt" fo:font-weight="bold" officeooo:paragraph-rsid="0010f6c5" style:font-size-asian="11pt" style:font-weight-asian="bold" style:font-size-complex="11pt" style:font-weight-complex="bold"/>
    </style:style>
    <style:style style:name="P19" style:family="paragraph" style:parent-style-name="Default_7e_LT_7e_Gliederung_20_5">
      <style:paragraph-properties fo:margin-left="0in" fo:margin-right="0in" fo:margin-top="0in" fo:margin-bottom="0in" style:contextual-spacing="false" fo:line-height="100%" fo:text-indent="0in" style:auto-text-indent="false"/>
      <style:text-properties style:use-window-font-color="true" style:font-name="Ubuntu Mono" fo:font-size="11pt" fo:font-weight="normal" style:font-size-asian="11pt" style:font-weight-asian="normal" style:font-size-complex="11pt" style:font-weight-complex="normal"/>
    </style:style>
    <style:style style:name="P20" style:family="paragraph" style:parent-style-name="Default_7e_LT_7e_Gliederung_20_5">
      <style:paragraph-properties fo:margin-top="0in" fo:margin-bottom="0in" style:contextual-spacing="false" fo:line-height="100%"/>
      <style:text-properties style:font-name="Ubuntu Mono" officeooo:paragraph-rsid="0010f6c5"/>
    </style:style>
    <style:style style:name="P21" style:family="paragraph" style:parent-style-name="Default_7e_LT_7e_Gliederung_20_5">
      <style:paragraph-properties fo:margin-top="0in" fo:margin-bottom="0in" style:contextual-spacing="false" fo:line-height="100%"/>
      <style:text-properties style:font-name="Ubuntu Mono" fo:font-weight="bold" officeooo:paragraph-rsid="0010f6c5" style:font-weight-asian="bold" style:font-weight-complex="bold"/>
    </style:style>
    <style:style style:name="P22" style:family="paragraph" style:parent-style-name="Default_7e_LT_7e_Gliederung_20_4">
      <style:paragraph-properties fo:margin-left="0in" fo:margin-right="0in" fo:margin-top="0in" fo:margin-bottom="0in" style:contextual-spacing="false" fo:line-height="100%" fo:text-indent="0in" style:auto-text-indent="false"/>
      <style:text-properties style:use-window-font-color="true" style:font-name="Ubuntu Mono" fo:font-size="11pt" fo:font-weight="normal" style:font-size-asian="11pt" style:font-weight-asian="normal" style:font-size-complex="11pt" style:font-weight-complex="normal"/>
    </style:style>
    <style:style style:name="P23" style:family="paragraph" style:parent-style-name="Default_7e_LT_7e_Gliederung_20_4">
      <style:paragraph-properties fo:margin-top="0in" fo:margin-bottom="0in" style:contextual-spacing="false" fo:line-height="100%"/>
      <style:text-properties style:use-window-font-color="true" style:font-name="Ubuntu Mono" fo:font-size="11pt" fo:font-weight="normal" officeooo:paragraph-rsid="0010f6c5" style:font-size-asian="11pt" style:font-weight-asian="normal" style:font-size-complex="11pt" style:font-weight-complex="normal"/>
    </style:style>
    <style:style style:name="P24" style:family="paragraph" style:parent-style-name="Default_7e_LT_7e_Gliederung_20_4">
      <style:paragraph-properties fo:margin-top="0in" fo:margin-bottom="0in" style:contextual-spacing="false" fo:line-height="100%"/>
      <style:text-properties style:use-window-font-color="true" style:font-name="Ubuntu Mono" fo:font-size="11pt" fo:font-weight="bold" officeooo:paragraph-rsid="0010f6c5" style:font-size-asian="11pt" style:font-weight-asian="bold" style:font-size-complex="11pt" style:font-weight-complex="bold"/>
    </style:style>
    <style:style style:name="T1" style:family="text">
      <style:text-properties officeooo:rsid="0010f6c5"/>
    </style:style>
    <style:style style:name="T2" style:family="text">
      <style:text-properties fo:font-style="italic" style:font-style-asian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10cc2"/>
    </style:style>
    <style:style style:name="T5" style:family="text">
      <style:text-properties officeooo:rsid="00119cc4"/>
    </style:style>
    <style:style style:name="T6" style:family="text">
      <style:text-properties officeooo:rsid="0012527d"/>
    </style:style>
    <style:style style:name="T7" style:family="text">
      <style:text-properties officeooo:rsid="001384ea"/>
    </style:style>
    <style:style style:name="T8" style:family="text">
      <style:text-properties style:use-window-font-color="true" fo:font-size="11pt" fo:font-weight="normal" officeooo:rsid="0010f6c5" style:font-size-asian="11pt" style:font-weight-asian="normal" style:font-size-complex="11pt" style:font-weight-complex="normal"/>
    </style:style>
    <style:style style:name="T9" style:family="text">
      <style:text-properties officeooo:rsid="0015c7f6"/>
    </style:style>
    <style:style style:name="T10" style:family="text">
      <style:text-properties officeooo:rsid="0017d656"/>
    </style:style>
    <style:style style:name="T11" style:family="text">
      <style:text-properties officeooo:rsid="001ae5d7"/>
    </style:style>
    <style:style style:name="T12" style:family="text">
      <style:text-properties fo:font-size="11pt" officeooo:rsid="0010f6c5" style:font-size-asian="11pt" style:font-size-complex="11pt"/>
    </style:style>
    <style:style style:name="T13" style:family="text">
      <style:text-properties fo:font-size="11pt" officeooo:rsid="001bc292" style:font-size-asian="11pt" style:font-size-complex="11pt"/>
    </style:style>
    <style:style style:name="T14" style:family="text">
      <style:text-properties fo:font-size="11pt" officeooo:rsid="001dec34" style:font-size-asian="11pt" style:font-size-complex="11pt"/>
    </style:style>
    <style:style style:name="T15" style:family="text">
      <style:text-properties officeooo:rsid="001d2137"/>
    </style:style>
    <style:style style:name="T16" style:family="text">
      <style:text-properties officeooo:rsid="001f4e85"/>
    </style:style>
    <style:style style:name="T17" style:family="text">
      <style:text-properties officeooo:rsid="001fa64b"/>
    </style:style>
    <style:style style:name="T18" style:family="text">
      <style:text-properties officeooo:rsid="001fe67b"/>
    </style:style>
    <style:style style:name="T19" style:family="text">
      <style:text-properties officeooo:rsid="00208bc4"/>
    </style:style>
    <style:style style:name="T20" style:family="text">
      <style:text-properties officeooo:rsid="00223c16"/>
    </style:style>
    <style:style style:name="T21" style:family="text">
      <style:text-properties officeooo:rsid="0022c21c"/>
    </style:style>
    <style:style style:name="T22" style:family="text">
      <style:text-properties officeooo:rsid="00236405"/>
    </style:style>
    <style:style style:name="T23" style:family="text">
      <style:text-properties officeooo:rsid="00239d44"/>
    </style:style>
    <style:style style:name="T24" style:family="text">
      <style:text-properties officeooo:rsid="0024b7d7"/>
    </style:style>
    <style:style style:name="T25" style:family="text">
      <style:text-properties officeooo:rsid="0025e2ce"/>
    </style:style>
    <style:style style:name="T26" style:family="text">
      <style:text-properties officeooo:rsid="0027d62f"/>
    </style:style>
    <style:style style:name="T27" style:family="text">
      <style:text-properties officeooo:rsid="00299ec7"/>
    </style:style>
    <style:style style:name="T28" style:family="text">
      <style:text-properties officeooo:rsid="0029d7ee"/>
    </style:style>
    <style:style style:name="T29" style:family="text">
      <style:text-properties officeooo:rsid="002bceef"/>
    </style:style>
    <style:style style:name="T30" style:family="text">
      <style:text-properties officeooo:rsid="002ccaad"/>
    </style:style>
    <style:style style:name="T31" style:family="text">
      <style:text-properties officeooo:rsid="002d2742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25e2ce" style:font-weight-asian="bold" style:font-weight-complex="bold"/>
    </style:style>
    <style:style style:name="T34" style:family="text">
      <style:text-properties fo:font-weight="bold" officeooo:rsid="002e33f4" style:font-weight-asian="bold" style:font-weight-complex="bold"/>
    </style:style>
    <style:style style:name="T35" style:family="text">
      <style:text-properties fo:font-weight="bold" officeooo:rsid="002e426e" style:font-weight-asian="bold" style:font-weight-complex="bold"/>
    </style:style>
    <style:style style:name="T36" style:family="text">
      <style:text-properties officeooo:rsid="002f0e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t execv(const char *path, char *const argv[]);pid_t getpid(void); pid_t getppid(void);</text:span></text:p>
      <text:p text:style-name="P2"><text:span text:style-name="T7">pid_t fork(void); // rets 0 in child, pid of child in parent</text:span></text:p>
      <text:p text:style-name="P3"><text:span text:style-name="T6">void exit(int status); // tells parent dying with SIGCHLD, tell child dying with SIGHUP</text:span></text:p>
      <text:p text:style-name="P4"><text:span text:style-name="T1">pid_t wait(int *status);pid_t waitpid(pid_t pid, int *status, int options); // </text:span><text:span text:style-name="T4">-1, NULL, 0</text:span></text:p>
      <text:p text:style-name="P4"><text:span text:style-name="T1">int dup(int oldfd); int dup2(int oldfd, int newfd); int pipe(int fds[2]);</text:span></text:p>
      <text:p text:style-name="P4"><text:span text:style-name="T1">int stat(const char *path, struct stat *buf); // </text:span><text:span text:style-name="T9">also fstat, </text:span><text:span text:style-name="T9">fails if file not there</text:span></text:p>
      <text:p text:style-name="P9"><text:span text:style-name="T1">Struct stat </text:span>{</text:p>
      <text:p text:style-name="P8"><text:s text:c="2"/>mode_t st_mode; <text:s text:c="4"/>/* file type <text:s/>&amp; mode &amp; permissions */ <text:tab/>// <text:span text:style-name="T10">File types (st_mod)</text:span></text:p>
      <text:p text:style-name="P8"><text:s text:c="2"/>ino_t <text:s text:c="4"/>st_ino; <text:s text:c="2"/>/* file inode number */<text:tab/><text:tab/>// Reg (S_ISREG(buf.st_mode))</text:p>
      <text:p text:style-name="P8"><text:s text:c="2"/>dev_t <text:s text:c="3"/>st_dev; <text:s text:c="3"/>/* device number (file system) */<text:tab/>// Directory (S_ISDIR(..))</text:p>
      <text:p text:style-name="P8"><text:s text:c="2"/>dev_t <text:s text:c="2"/>st_rdev; <text:s text:c="3"/>/* device number for special files */<text:tab/>// Character <text:span text:style-name="T10">dev</text:span> (S_ISCHR(..))</text:p>
      <text:p text:style-name="P8"><text:s text:c="2"/>nlink_t st_nlinks; <text:s/>/* number of links */<text:tab/><text:tab/>// Block <text:span text:style-name="T10">dev</text:span> (S_ISBLK(..))</text:p>
      <text:p text:style-name="P8"><text:s text:c="2"/>uid_t <text:s text:c="3"/>st_uid; <text:s text:c="3"/>/* owner user ID */<text:tab/><text:tab/>// FIFO (S_ISFIFO(..))</text:p>
      <text:p text:style-name="P8"><text:s text:c="2"/>gid_t <text:s text:c="2"/>st_gid; <text:s text:c="4"/>/* owner group ID */<text:tab/><text:tab/>// Symbolic link (S_ISLNK(..))</text:p>
      <text:p text:style-name="P8"><text:s text:c="2"/>off_t <text:s text:c="2"/>st_size; <text:s text:c="3"/>/* size in bytes, for regular files */<text:tab/>// Socket (S_ISSOCK(..))</text:p>
      <text:p text:style-name="P8"><text:s text:c="2"/>time_t st_atime; <text:s text:c="3"/>/* time of the last access */<text:tab/>//</text:p>
      <text:p text:style-name="P8"><text:s text:c="2"/>time_t st_mtime; <text:s text:c="3"/>/* time of the last modification */<text:tab/>//</text:p>
      <text:p text:style-name="P8"><text:s text:c="2"/>time_t st_ctime; <text:s text:c="3"/>/* time of the last status change */ <text:span text:style-name="T36">}</text:span></text:p>
      <text:p text:style-name="P4"><text:span text:style-name="T1">mode_t umask(mode_t mask); // </text:span><text:span text:style-name="T11">bits that are 1 are turned off.</text:span></text:p>
      <text:p text:style-name="P4"><text:span text:style-name="T1">int open(const char *pathname, int flags);</text:span></text:p>
      <text:p text:style-name="P4"><text:span text:style-name="T1">int creat(const char *pathname, mode_t mode);</text:span></text:p>
      <text:p text:style-name="P9"><text:span text:style-name="T1">int remove(const char *path); /* C function, same as link */</text:span></text:p>
      <text:p text:style-name="P7">int rename(const char *oldname, const char *newname)</text:p>
      <text:p text:style-name="P20"><text:span text:style-name="T8">int link(existingpath, newpath) //</text:span><text:span text:style-name="T12">create new ent in dir with same inode </text:span><text:span text:style-name="T13">#</text:span></text:p>
      <text:p text:style-name="P21"><text:span text:style-name="T13">// </text:span><text:span text:style-name="T14">hard link not allowed for dirs, creates loops, same inode #, ls field++</text:span></text:p>
      <text:p text:style-name="P19">int unlink(const char *path); // <text:span text:style-name="T15">rm only symlink removed, open follows symlink by default</text:span></text:p>
      <text:p text:style-name="P17"><text:span text:style-name="T1">int symlink(const char *actualpath, const char *sympath);</text:span></text:p>
      <text:p text:style-name="P15">int readlink(const char *pathname, char *buf, int bufsize);</text:p>
      <text:p text:style-name="P17"><text:span text:style-name="T1">off_t lssek(int filedes, off_t offset, int whence) //</text:span>whence = SEEK_SET, SEEK_CUR, SEEK_END</text:p>
      <text:p text:style-name="P18">// <text:span text:style-name="T16">Only root can write dirs, others read/use syscalls to write</text:span></text:p>
      <text:p text:style-name="P17"><text:span text:style-name="T1">DIR *opendir(const char *name)</text:span></text:p>
      <text:p text:style-name="P15">struct dirent *readdir(DIR *dp); // <text:span text:style-name="T18">returns NULL at end of dir</text:span></text:p>
      <text:p text:style-name="P15">void re<text:span text:style-name="T16">wi</text:span>nddir (DIR *dp); // <text:span text:style-name="T16">resets dp to start of dir</text:span></text:p>
      <text:p text:style-name="P15">int closedir(DIR *dp)</text:p>
      <text:p text:style-name="P23"><text:span text:style-name="T1">struct dirent </text:span>{ino_t d_ino; char *d_name[NAME_MAX+1]; }</text:p>
      <text:p text:style-name="P13"><text:span text:style-name="T1">int chdir(const char *pathname); </text:span><text:span text:style-name="T18">also fchdir </text:span><text:span text:style-name="T1">// </text:span><text:span text:style-name="T17">only affects cwd for current process</text:span></text:p>
      <text:p text:style-name="P12"><text:span text:style-name="T1">char *getcwd(char *buf, size_t size);</text:span></text:p>
      <text:p text:style-name="P24"><text:span text:style-name="T1">// </text:span><text:span text:style-name="T19">Signals: proc can: block for a time; ignore; default; catch </text:span><text:span text:style-name="T20">and run</text:span><text:span text:style-name="T19"> user-defined func</text:span></text:p>
      <text:p text:style-name="P17"><text:span text:style-name="T19">signal(int sig, void (*disp)(int)))(int); // </text:span><text:span text:style-name="T21">catch sig, run disp fun (or SIG_IGN/SIG_DFL)</text:span></text:p>
      <text:p text:style-name="P23"><text:span text:style-name="T1">Int sigemptyset(sigset_t *set);</text:span></text:p>
      <text:p text:style-name="P22">Int sigfillset(sigset_t *set);</text:p>
      <text:p text:style-name="P22">Int sigaddset(sigset_t *set, int signo);</text:p>
      <text:p text:style-name="P22">Int sigdelset(sigset_t *set, int signo);</text:p>
      <text:p text:style-name="P22">Int sigismember(const sigset_t *set, int signo);</text:p>
      <text:p text:style-name="P15">Int sigprocmask(int how, const sigset_t *set, sigset_t <text:s/>*oset);</text:p>
      <text:p text:style-name="P17"><text:span text:style-name="T1">sigprocmask(SIG_BLOCK, &amp;newmask, &amp;oldmask);</text:span></text:p>
      <text:p text:style-name="P15">/* critical region */</text:p>
      <text:p text:style-name="P15">sigprocmask(SIG_SETMASK, &amp;oldmask, NULL);</text:p>
      <text:p text:style-name="P12">Int sigaction(int signo, const struct sigaction *act, struct sigaction *oact)</text:p>
      <text:p text:style-name="P15"><text:s text:c="4"/>Struct sigaction {</text:p>
      <text:p text:style-name="P15"><text:s text:c="6"/>void (*sa_handler)(); /* signal handler */ </text:p>
      <text:p text:style-name="P15"><text:s text:c="6"/>sigset_t sa_mask; <text:s text:c="4"/>/*additional signal to be block */</text:p>
      <text:p text:style-name="P15"><text:s text:c="6"/>int sa_flags; <text:s text:c="8"/>/* various options for handling <text:s/>signal */</text:p>
      <text:p text:style-name="P15"><text:s text:c="4"/>};</text:p>
      <text:p text:style-name="P12">Int kill(pid_t pid, int signo);</text:p>
      <text:p text:style-name="P17">Unsigned int alarm(unsigned int seconds) // <text:span text:style-name="T5">sends SIGALRM </text:span><text:span text:style-name="T22">in x seconds</text:span></text:p>
      <text:p text:style-name="P14">// <text:span text:style-name="T23">Syscalls may return prematurely b/c of signal, check syscall ret val</text:span></text:p>
      <text:p text:style-name="P12">Struct termios {</text:p>
      <text:p text:style-name="P10"><text:tab/> <text:s/>tcflag_t c_iflag; <text:s text:c="2"/><text:tab/>/* input flag */</text:p>
      <text:p text:style-name="P10"><text:s text:c="4"/>tcflag_t c_oflag; <text:s text:c="4"/><text:tab/>/* output flag */</text:p>
      <text:p text:style-name="P10"><text:s text:c="4"/>tcflag_t c_cflag; <text:s text:c="3"/><text:tab/>/* control flags */ </text:p>
      <text:p text:style-name="P10"><text:soft-page-break/><text:s text:c="4"/>tcflag_t c_lflag; <text:s text:c="3"/><text:tab/>/* local flags */</text:p>
      <text:p text:style-name="P10"><text:s text:c="4"/>cc_t <text:s text:c="4"/>c_cc[NCCS]; <text:tab/>/* control characters */</text:p>
      <text:p text:style-name="P10">} </text:p>
      <text:p text:style-name="P12">int tcgetattr(int fildes, struct termios *termios_p)</text:p>
      <text:p text:style-name="P11">int tcsetattr(int fildes, int optional_actions, const <text:s/>struct termios *termios_p)</text:p>
      <text:p text:style-name="P18">// <text:span text:style-name="T26">Process group has leader whose pid = pgid</text:span></text:p>
      <text:p text:style-name="P17">pid_t getpgrp(void)</text:p>
      <text:p text:style-name="P17">int setpgid(pid_t, pid, pid_t, pgid) // <text:span text:style-name="T27">proc can set gid of self and children</text:span></text:p>
      <text:p text:style-name="P18"><text:span text:style-name="T27">// </text:span><text:span text:style-name="T28">Session, 1+ process grp, ps -j, ex. Login shell, leader est. conn to control term, only one 1/o dev/session, one fg grp, many bg grps, input only to fg, output shared</text:span></text:p>
      <text:p text:style-name="P17">pid setsid(void); // <text:span text:style-name="T28">become session leader, new grp leader of new grp, fails if grp leader</text:span></text:p>
      <text:p text:style-name="P17">pid_t <text:s/>tcgetpgrp(int filedes);</text:p>
      <text:p text:style-name="P15">int tcsetpgrp(int filedes, pid_t pgrpid);</text:p>
      <text:p text:style-name="P16">// <text:span text:style-name="T29">Job control, control mult jbs, fg accesses terminal, when bg job tries to read: SIGTTIN</text:span></text:p>
      <text:p text:style-name="P16"><text:span text:style-name="T29">// </text:span><text:span text:style-name="T30">Orphan proc grp: parent of each proc is orphan or not member of grp's session</text:span></text:p>
      <text:p text:style-name="P16"><text:span text:style-name="T30">// Term I/o, signals: create new grp/job (p/chld setpgid), fg jobs tcsetgrp to give term</text:span></text:p>
      <text:p text:style-name="P16"><text:span text:style-name="T30">// </text:span><text:span text:style-name="T31">Shell w/o job ctrl: all prcs in same sess/grp, every proc can open /dev/tty</text:span></text:p>
      <text:p text:style-name="P12">int msgget(key_t key, int <text:s/>msgflag); // <text:span text:style-name="T1">Create message queue</text:span></text:p>
      <text:p text:style-name="P17">key_t ftok(const char *path, int id);</text:p>
      <text:p text:style-name="P17">Int msgget(key_t, int flag)</text:p>
      <text:p text:style-name="P15">Int msgctl(int msgid, int cmd, struct msgid_ds *buf)</text:p>
      <text:p text:style-name="P15">Int msgsnd(int msgid, const void *ptr, size nbytes, int flag);</text:p>
      <text:p text:style-name="P15">Int msgrcv(int msgid, void *ptr, size_t nbytes, long type, int flag);</text:p>
      <text:p text:style-name="P9">int shmget(key_t <text:span text:style-name="T2">key</text:span>, size_t <text:span text:style-name="T2">size</text:span>, int <text:span text:style-name="T2">shmflg</text:span>);</text:p>
      <text:p text:style-name="P9">void *shmat(int <text:span text:style-name="T2">shmid</text:span>, void *<text:span text:style-name="T2">shmaddr</text:span>, int <text:span text:style-name="T2">shmflg</text:span>);</text:p>
      <text:p text:style-name="P9">int shmdt(void *<text:span text:style-name="T2">shmaddr</text:span>);</text:p>
      <text:p text:style-name="P9">int shmctl(int shmid, int cmd, struct shmid_ds *buf);</text:p>
      <text:p text:style-name="P12"><text:s/>semget( … )</text:p>
      <text:p text:style-name="P11">Incr/Decr/Test-and-set : semop(…)</text:p>
      <text:p text:style-name="P11">Deletion: semctl(semid, 0, IPC_RMID, 0);</text:p>
      <text:p text:style-name="P6"><text:span text:style-name="T25">for all pipes </text:span><text:span text:style-name="T33">//</text:span><text:span text:style-name="T34">pipes </text:span><text:span text:style-name="T35">funct</text:span></text:p>
      <text:p text:style-name="P5"><text:span text:style-name="T24"><text:s text:c="2"/>pipe(fds[i]);</text:span></text:p>
      <text:p text:style-name="P5"><text:span text:style-name="T24">if (fork()== 0) { // last</text:span></text:p>
      <text:p text:style-name="P5"><text:span text:style-name="T24"><text:s text:c="2"/>close(0); dup(fds[numPipes - 1][0]);</text:span></text:p>
      <text:p text:style-name="P5"><text:span text:style-name="T24"><text:s text:c="2"/>close(fds[numPipes - 1][1]);</text:span></text:p>
      <text:p text:style-name="P5"><text:span text:style-name="T24"><text:s text:c="2"/>for all pipes</text:span></text:p>
      <text:p text:style-name="P5"><text:span text:style-name="T24"><text:s text:c="4"/>close(fds[i][0]);</text:span></text:p>
      <text:p text:style-name="P5"><text:span text:style-name="T24"><text:s text:c="4"/>close(fds[i][1]);</text:span></text:p>
      <text:p text:style-name="P5"><text:span text:style-name="T24"><text:s text:c="4"/>execv(argvs[numPipes][0], argvs[numPipes]);</text:span></text:p>
      <text:p text:style-name="P5"><text:span text:style-name="T24">for all pipes going down // middle</text:span></text:p>
      <text:p text:style-name="P5"><text:span text:style-name="T24"><text:s text:c="2"/>if (fork()== 0) {</text:span></text:p>
      <text:p text:style-name="P5"><text:span text:style-name="T24"><text:s text:c="4"/>close(1); dup(fds[i][1]);</text:span></text:p>
      <text:p text:style-name="P5"><text:span text:style-name="T24"><text:s text:c="4"/>close(0); dup(fds[i - 1][0]);</text:span></text:p>
      <text:p text:style-name="P5"><text:span text:style-name="T24"><text:s text:c="4"/>for all pipes</text:span></text:p>
      <text:p text:style-name="P5"><text:span text:style-name="T24"><text:s text:c="6"/>close(fds[i][0]);</text:span></text:p>
      <text:p text:style-name="P5"><text:span text:style-name="T24"><text:s text:c="6"/>close(fds[i][1]);</text:span></text:p>
      <text:p text:style-name="P5"><text:span text:style-name="T24"><text:s text:c="6"/>execv(argvs[i][0], argvs[i]);</text:span></text:p>
      <text:p text:style-name="P5"><text:span text:style-name="T24">if (fork() == 0) { // first pipe</text:span></text:p>
      <text:p text:style-name="P5"><text:span text:style-name="T24"><text:s text:c="2"/>close(1); dup(fds[0][1]);</text:span></text:p>
      <text:p text:style-name="P5"><text:span text:style-name="T24"><text:s text:c="2"/>for all pipes</text:span></text:p>
      <text:p text:style-name="P5"><text:span text:style-name="T24"><text:s text:c="4"/>close(fds[i][0]);</text:span></text:p>
      <text:p text:style-name="P5"><text:span text:style-name="T24"><text:s text:c="4"/>close(fds[i][1]);</text:span></text:p>
      <text:p text:style-name="P5"><text:span text:style-name="T24"><text:s text:c="4"/>execv(argvs[0][0], argvs[0]);</text:span></text:p>
      <text:p text:style-name="P5"><text:span text:style-name="T24">for all pipes</text:span></text:p>
      <text:p text:style-name="P5"><text:span text:style-name="T24"><text:s text:c="4"/>close(fds[i][0]);</text:span></text:p>
      <text:p text:style-name="P5"><text:span text:style-name="T24"><text:s text:c="4"/>close(fds[i][1]);</text:span></text:p>
      <text:p text:style-name="P5"><text:span text:style-name="T24">for all pipes</text:span></text:p>
      <text:p text:style-name="P5"><text:span text:style-name="T24"><text:s text:c="4"/>waitpid(-1, NULL, 0);</text:span></text:p>
      <text:p text:style-name="P5"><text:span text:style-name="T24"><text:s text:c="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pitch="variable" style:font-charset="x-symbol"/>
    <style:font-face style:name="Lohit Hindi3" svg:font-family="'Lohit Hindi'"/>
    <style:font-face style:name="Comic Sans MS" svg:font-family="'Comic Sans MS'" style:font-family-generic="roman"/>
    <style:font-face style:name="Courier New1" svg:font-family="'Courier New'" style:font-family-generic="roman"/>
    <style:font-face style:name="Lohit Hindi" svg:font-family="'Lohit Hindi'" style:font-family-generic="roman"/>
    <style:font-face style:name="Times New Roman" svg:font-family="'Times New Roman'" style:font-family-generic="roman"/>
    <style:font-face style:name="Lohit Hindi1" svg:font-family="'Lohit Hindi'" style:font-family-generic="swiss"/>
    <style:font-face style:name="Courier 10 Pitch" svg:font-family="'Courier 10 Pitch'" style:font-pitch="fixed"/>
    <style:font-face style:name="Ubuntu Mono" svg:font-family="'Ubuntu Mono'" style:font-pitch="fixed"/>
    <style:font-face style:name="FreeMono" svg:font-family="FreeMono" style:font-family-generic="modern" style:font-pitch="fixed"/>
    <style:font-face style:name="Abyssinica SIL" svg:font-family="'Abyssinica SIL'" style:font-pitch="variable"/>
    <style:font-face style:name="Meera" svg:font-family="Meera" style:font-pitch="variable"/>
    <style:font-face style:name="Ubuntu Condensed" svg:font-family="'Ubuntu Condensed'" style:font-pitch="variable"/>
    <style:font-face style:name="Comic Sans MS1" svg:font-family="'Comic Sans MS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Hindi2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Default" style:next-style-name="Text_20_body" style:default-outline-level="" style:class="text">
      <style:paragraph-properties fo:margin-left="0in" fo:margin-right="0in" fo:margin-top="0.1654in" fo:margin-bottom="0.0827in" style:contextual-spacing="false" fo:text-align="start" style:justify-single-word="false" fo:text-indent="0in" style:auto-text-indent="false" fo:keep-with-next="always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Lohit Hindi1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2" style:font-size-complex="14pt" style:text-emphasize="none"/>
    </style:style>
    <style:style style:name="Text_20_body" style:display-name="Text body" style:family="paragraph" style:parent-style-name="Default" style:default-outline-level="" style:class="text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Lohit Hindi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ist" style:family="paragraph" style:parent-style-name="Text_20_body" style:class="list">
      <style:text-properties style:font-size-asian="12pt" style:font-name-complex="Lohit Hindi3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3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use-window-font-color="true" style:text-outline="false" style:text-line-through-style="none" style:font-name="Lohit Hindi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iberation Sans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Lohit Hindi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Lohit Hindi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Lohit Hindi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" style:family="paragraph" style:parent-style-name="Default" style:default-outline-level="" style:class="extra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Lohit Hindi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Lohit Hindi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First_20_line_20_indent" style:display-name="First line indent" style:family="paragraph" style:parent-style-name="Default" style:default-outline-level="" style:class="text">
      <style:paragraph-properties fo:margin-left="0in" fo:margin-right="0in" fo:margin-top="0in" fo:margin-bottom="0in" style:contextual-spacing="false" fo:text-align="start" style:justify-single-word="false" fo:text-indent="0.2362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Lohit Hindi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" style:family="paragraph" style:parent-style-name="Default" style:next-style-name="Subtitle" style:default-outline-level="" style:class="chapter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Liberation Sans" style:font-size-complex="12pt" style:font-weight-complex="bold" style:text-emphasize="none"/>
    </style:style>
    <style:style style:name="Subtitle" style:family="paragraph" style:parent-style-name="Heading" style:next-style-name="Text_20_body" style:default-outline-level="" style:class="chapter">
      <style:paragraph-properties fo:margin-left="0in" fo:margin-right="0in" fo:margin-top="0.111in" fo:margin-bottom="0in" style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use-window-font-color="true" style:text-outline="false" style:text-line-through-style="none" style:font-name="Lohit Hindi1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Liberation Sans" style:font-size-complex="12pt" style:font-style-complex="italic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Lohit Hindi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Lohit Hindi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ing_20_1" style:display-name="Heading 1" style:family="paragraph" style:parent-style-name="Default" style:next-style-name="Text_20_body" style:default-outline-level="1" style:class="text">
      <style:paragraph-properties fo:margin-left="0in" fo:margin-right="0in" fo:margin-top="0.1654in" fo:margin-bottom="0.0827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Lohit Hindi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ing_20_2" style:display-name="Heading 2" style:family="paragraph" style:parent-style-name="Default" style:next-style-name="Text_20_body" style:default-outline-level="2" style:class="text">
      <style:paragraph-properties fo:margin-left="0in" fo:margin-right="0in" fo:margin-top="0.1654in" fo:margin-bottom="0.0827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Lohit Hindi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Lohit Hindi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in" fo:margin-right="0in" fo:margin-top="0.111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Liberation Sans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in" fo:margin-right="0in" fo:margin-top="0.0965in" fo:margin-bottom="0in" style:contextual-spacing="false" fo:text-align="start" style:justify-single-word="false" fo:text-indent="0in" style:auto-text-indent="false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style:text-outline="false" style:text-line-through-style="none" style:font-name="Lohit Hindi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in" fo:margin-right="0in" fo:margin-top="0.0835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style:text-outline="false" style:text-line-through-style="none" style:font-name="Lohit Hindi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style:text-outline="false" style:text-line-through-style="none" style:font-name="Lohit Hindi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style:text-outline="false" style:text-line-through-style="none" style:font-name="Lohit Hindi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style:text-outline="false" style:text-line-through-style="none" style:font-name="Lohit Hindi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style:text-outline="false" style:text-line-through-style="none" style:font-name="Lohit Hindi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style:text-outline="false" style:text-line-through-style="none" style:font-name="Lohit Hindi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style:text-outline="false" style:text-line-through-style="none" style:font-name="Lohit Hindi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Liberation Sans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margin-top="0.111in" fo:margin-bottom="0in" style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Liberation Sans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use-window-font-color="true" style:text-outline="false" style:text-line-through-style="none" style:font-name="Lohit Hindi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Liberation Sans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use-window-font-color="true" style:text-line-through-style="none" style:font-name="Times New Roman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iberation Sans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use-window-font-color="true" style:font-name="Liberation Serif" fo:font-size="12pt" style:font-name-asian="DejaVu Sans" style:font-size-asian="12pt" style:font-name-complex="Liberation Sans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style:use-window-font-color="true" style:font-name="Lohit Hindi" fo:font-size="18pt" style:font-name-asian="DejaVu Sans" style:font-size-asian="18pt" style:font-name-complex="Liberation Sans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font-size-asian="18pt"/>
    </style:style>
    <style:style style:name="turqu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font-size-asian="18pt"/>
    </style:style>
    <style:style style:name="turqu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font-size-asian="18pt"/>
    </style:style>
    <style:style style:name="turqu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size="18pt" style:font-size-asian="18pt"/>
    </style:style>
    <style:style style:name="Background_20_objects" style:display-name="Background objects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use-window-font-color="true" style:text-line-through-style="none" style:font-name="Times New Roman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iberation Sans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use-window-font-color="true" style:font-name="Liberation Serif" fo:font-size="12pt" style:font-name-asian="DejaVu Sans" style:font-size-asian="12pt" style:font-name-complex="Liberation Sans" style:font-size-complex="12pt"/>
    </style:style>
    <style:style style:name="Notes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use-window-font-color="true" style:text-outline="false" style:text-line-through-style="none" style:font-name="Lohit Hindi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Liberation Sans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.111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Liberation Sans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.0965in" fo:margin-bottom="0in" style:contextual-spacing="false" fo:text-align="start" style:justify-single-word="false" fo:text-indent="0in" style:auto-text-indent="false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style:text-outline="false" style:text-line-through-style="none" style:font-name="Lohit Hindi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.0835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style:text-outline="false" style:text-line-through-style="none" style:font-name="Lohit Hindi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style:text-outline="false" style:text-line-through-style="none" style:font-name="Lohit Hindi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style:text-outline="false" style:text-line-through-style="none" style:font-name="Lohit Hindi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style:text-outline="false" style:text-line-through-style="none" style:font-name="Lohit Hindi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style:text-outline="false" style:text-line-through-style="none" style:font-name="Lohit Hindi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style:text-outline="false" style:text-line-through-style="none" style:font-name="Lohit Hindi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style:text-outline="false" style:text-line-through-style="none" style:font-name="Lohit Hindi" fo:font-size="20pt" fo:font-style="normal" fo:text-shadow="none" style:text-underline-style="none" fo:font-weight="normal" style:font-size-asian="20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neca </meta:initial-creator>
    <meta:creation-date>2013-10-15T13:00:41</meta:creation-date>
    <dc:date>2013-10-15T14:47:30</dc:date>
    <dc:creator>seneca </dc:creator>
    <meta:editing-duration>PT1H27M14S</meta:editing-duration>
    <meta:editing-cycles>37</meta:editing-cycles>
    <meta:generator>LibreOffice/4.0.2.2$Linux_X86_64 LibreOffice_project/400m0$Build-2</meta:generator>
    <meta:document-statistic meta:table-count="0" meta:image-count="0" meta:object-count="0" meta:page-count="2" meta:paragraph-count="119" meta:word-count="862" meta:character-count="5865" meta:non-whitespace-character-count="4849"/>
  </office:meta>
</office:document-meta>
</file>